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3cce3e" officeooo:paragraph-rsid="000510d1" style:font-size-asian="12pt" style:font-size-complex="12pt"/>
    </style:style>
    <style:style style:name="P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3aa47" officeooo:paragraph-rsid="000510d1" style:font-size-asian="12pt" style:font-size-complex="12pt"/>
    </style:style>
    <style:style style:name="P3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cce3e" officeooo:paragraph-rsid="000510d1" style:font-size-asian="12pt" style:font-size-complex="12pt"/>
    </style:style>
    <style:style style:name="P4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da41a" officeooo:paragraph-rsid="000510d1" style:font-size-asian="12pt" style:font-size-complex="12pt"/>
    </style:style>
    <style:style style:name="P5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e04a5" officeooo:paragraph-rsid="000510d1" style:font-size-asian="12pt" style:font-size-complex="12pt"/>
    </style:style>
    <style:style style:name="P6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f02d4" officeooo:paragraph-rsid="000510d1" style:font-size-asian="12pt" style:font-size-complex="12pt"/>
    </style:style>
    <style:style style:name="P7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09d68" officeooo:paragraph-rsid="000510d1" style:font-size-asian="12pt" style:font-size-complex="12pt"/>
    </style:style>
    <style:style style:name="P8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31dcc" officeooo:paragraph-rsid="000510d1" style:font-size-asian="12pt" style:font-size-complex="12pt"/>
    </style:style>
    <style:style style:name="T1" style:family="text">
      <style:text-properties officeooo:rsid="021a7327"/>
    </style:style>
    <style:style style:name="T2" style:family="text">
      <style:text-properties officeooo:rsid="015f9579"/>
    </style:style>
    <style:style style:name="T3" style:family="text">
      <style:text-properties officeooo:rsid="021b641a"/>
    </style:style>
    <style:style style:name="T4" style:family="text">
      <style:text-properties officeooo:rsid="021bce69"/>
    </style:style>
    <style:style style:name="T5" style:family="text">
      <style:text-properties officeooo:rsid="003e04a5"/>
    </style:style>
    <style:style style:name="T6" style:family="text">
      <style:text-properties officeooo:rsid="021c85d8"/>
    </style:style>
    <style:style style:name="T7" style:family="text">
      <style:text-properties officeooo:rsid="0376def3"/>
    </style:style>
    <style:style style:name="T8" style:family="text">
      <style:text-properties officeooo:rsid="016009f2"/>
    </style:style>
    <style:style style:name="T9" style:family="text">
      <style:text-properties officeooo:rsid="00409d68"/>
    </style:style>
    <style:style style:name="T10" style:family="text">
      <style:text-properties officeooo:rsid="0043aa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А иногда в портфеле я привозил ещё и вещи <text:span text:style-name="T1">в</text:span> стирк<text:span text:style-name="T1">у</text:span>, потому что Ира так <text:span text:style-name="T1">сказала</text:span>. </text:p>
      <text:p text:style-name="P3">Мне это приятно было, <text:span text:style-name="T2">мы как бы становились</text:span> семьёй, пусть <text:span text:style-name="T2">хоть</text:span> и в тёщиной стиральной машинке.</text:p>
      <text:p text:style-name="P3"/>
      <text:p text:style-name="P3">А вот первый семейный праздник у нас не удался.</text:p>
      <text:p text:style-name="P3"><text:span text:style-name="T1">Т</text:span>ебе исполнился ровно год и я пригласил Иру сходить в ресторан, она отказалась, потому что Гаина Михайловна была против хождений по ресторанам.</text:p>
      <text:p text:style-name="P3"><text:span text:style-name="T1">Вообще-то, </text:span>Ира немного колебалась — <text:span text:style-name="T1">пойти</text:span>, или нет? Но я так и не смог её уговорить из-за своего косноязычия.</text:p>
      <text:p text:style-name="P3">Чаще всего оно на меня нападает в бытовых ситуациях — <text:span text:style-name="T1">никак </text:span>не умею объяснять того, что и <text:span text:style-name="T1">само собой </text:span>понятно:</text:p>
      <text:p text:style-name="P3">- Да, ну, пойдём, чё ты.</text:p>
      <text:p text:style-name="P4">Тогда как стоящая рядом тёща аргументировано доказывает, что для выхода в ресторан нужно готовиться два дня.</text:p>
      <text:p text:style-name="P4">- Ну, чё ты, пойдём, да.</text:p>
      <text:p text:style-name="P4">А сказать, что это же у дочки самый первый день рождения в жизни и что такое не повторится уже никогда, <text:span text:style-name="T3">и что</text:span> экспромты <text:span text:style-name="T3">иногда </text:span>бывают даже лучше спланированных мероприятий — на такое у меня язык не поворачивается.</text:p>
      <text:p text:style-name="P4">Это только на отвлечённые темы я за словом в карман не лезу.</text:p>
      <text:p text:style-name="P4"/>
      <text:p text:style-name="P4">Когда Брежнев в первый и последний раз проезжал через Конотоп на поезде, там на месяц раньше срока поставили жестяный щит выше самого Вокзала, а на нём гигантски<text:span text:style-name="T3"> дорогой Леонид Ильич </text:span>— Ум, Честь и Совесть — <text:span text:style-name="T3">при всех своих золотых звёздах</text:span> <text:s/>Героя Советского Союза на пиджаке. </text:p>
      <text:p text:style-name="P4">Вот глянет <text:span text:style-name="T3">в</text:span> окна проходящего поезда из трёх вагонов и у<text:span text:style-name="T4">бедится</text:span> как <text:span text:style-name="T4">тоталитарно</text:span> Его тут любят.</text:p>
      <text:p text:style-name="P4">Вокзал за два часа заранее оцепили милиционерами за триста метров во все стороны, хоть <text:span text:style-name="T2">сам</text:span> поезд пройдёт без остановки.</text:p>
      <text:p text:style-name="P4">Меня забыли предупредить и я шёл с Посёлка вдоль путей, пока сержант милиции не остановил и не сказал, что на Вокзал нельзя.</text:p>
      <text:p text:style-name="P4">Ладно, говорю, мне Вокзал без надобности, я на Переезд иду — вон по той служебной дорожке обогну, чтобы джинсы об мазутные рельсы не пачкать.</text:p>
      <text:p text:style-name="P4">Хлопцу в милицейской форме Брежнев был точно так же до фени, как и мне. Однако, с учётом сопутствующих обстоятельств — человек без формы пытается что-то доказать человеку в форме, у которого, к тому же, приказ — <text:span text:style-name="T5">он задал мне абсолютно обоснованный вопрос:</text:span></text:p>
      <text:p text:style-name="P4">- <text:span text:style-name="T5">Ты что — больной?</text:span></text:p>
      <text:p text:style-name="P5">И тогда, гордо приосанившись, я выдал:</text:p>
      <text:p text:style-name="P5">- Я неизлечимо болен жизнью!</text:p>
      <text:p text:style-name="P5">Во сказанул — аж самому понравилось! </text:p>
      <text:p text:style-name="P5">Сержант, от восхищения, не нашёлся чем ответить, но всё равно не пропустил.</text:p>
      <text:p text:style-name="P5"/>
      <text:p text:style-name="P5">Так что семейный праздник я отмечал в одиночку, хотя Ира и Гаина Михайловна дуэтом предрекали, что ничего хорошего из этого не выйдет.</text:p>
      <text:p text:style-name="P5">И, таки, не вышло.</text:p>
      <text:p text:style-name="P5">В «Полесье» мне насилу дали стопку водки — последняя, говорят, а коньяк <text:span text:style-name="T4">продаётся</text:span> только бутылкой. Но я же не алкаш, чтоб в одиночку <text:span text:style-name="T2">поллитра коньяка </text:span>на грудь принять.</text:p>
      <text:p text:style-name="P5">Ограничился стопкой водки под размышления о том, что меньше надо спорить с матерями и что в условиях матриархата между <text:span text:style-name="T4">моей </text:span>тёщей и <text:span text:style-name="T4">неприветливой </text:span>официанткой наверняка <text:soft-page-break/>имеется система сообщающихся сосудов.</text:p>
      <text:p text:style-name="P5">«Чайка» от Красных партизан подальше отстоит и там мне удалось купить бутылку шампанского, которое я закусил салатом из петрушки.</text:p>
      <text:p text:style-name="P5">А на обратном пути шампанское ударило мне в мочевой пузырь. </text:p>
      <text:p text:style-name="P5"/>
      <text:p text:style-name="P5">В т<text:span text:style-name="T6">е</text:span> врем<text:span text:style-name="T6">ена</text:span> — <text:span text:style-name="T6">в надежде</text:span> <text:span text:style-name="T6">избежать</text:span> неизбежно<text:span text:style-name="T6">е</text:span> — я старался всё делать правильно. </text:p>
      <text:p text:style-name="P5">Это, <text:span text:style-name="T6">типа, для</text:span> страховк<text:span text:style-name="T6">а</text:span> — не может же жена изменить праведнику ...<text:span text:style-name="T6">или как?</text:span></text:p>
      <text:p text:style-name="P5"><text:span text:style-name="T6">Гарантий, конечно, никаких,</text:span> <text:span text:style-name="T6">но, если не вдумываться, вселяет <text:s/>робкую надежду</text:span>.</text:p>
      <text:p text:style-name="P6">Мочиться на тротуар — неправильно, поэтому я пошёл в туалет на базаре.</text:p>
      <text:p text:style-name="P6">Ворота базара оказались давно уже запертыми и <text:span text:style-name="T7">мне </text:span>пришлось перелезть через них.</text:p>
      <text:p text:style-name="P6">Это тоже не совсем правильно, но в темноте не очень заметно.</text:p>
      <text:p text:style-name="P6">К тому моменту, когда в углу безлюдного и тёмного базара я подошёл к железной двери в туалет, на ней уже стояла надпись мелом «Ремонт». </text:p>
      <text:p text:style-name="P6">А шампанскому стало настолько невмоготу, что пришлось излить негодование по поводу диктатуры сообщающихся сосудо<text:span text:style-name="T8">в</text:span> на ту же дверь, но надпись я не <text:span text:style-name="T6">затронул</text:span>.</text:p>
      <text:p text:style-name="P6">Ну, и кто бы сомневался, что спускаясь по трубам ворот я был встречен нарядом милиции.</text:p>
      <text:p text:style-name="P6">Добро пожаловать на родную землю.</text:p>
      <text:p text:style-name="P6">Конечно, они не поверили, что кто-то пойдёт искать туалет, когда вокруг столько тротуара в темноте. </text:p>
      <text:p text:style-name="P6">Меня отвезли в вытрезвитель.</text:p>
      <text:p text:style-name="P6">Тамошний врач для проверки моей стадии опьянения предложил выполнить несколько приседания.</text:p>
      <text:p text:style-name="P6">- Пятки вместе — носки врозь?- уточнил я, просто чтоб пообщаться.</text:p>
      <text:p text:style-name="P6">Но этот капилляр усложнил задачу и пришлось приседать со сдвинутыми ступнями.</text:p>
      <text:p text:style-name="P6">Врач спросил сколько и чего я выпил, <text:span text:style-name="T9">получил чёткую информацию, пожал плечами и передал меня лейтенанту.</text:span></text:p>
      <text:p text:style-name="P7">Тот спросил меня о месте работы и, узнав что я не местный, взял номер моей тёщи и позвонил Гаине Михайловне для опознания моего голоса по телефону.</text:p>
      <text:p text:style-name="P7">Потом мне просто указали на дверь, отказавшись хоть немного подвезти, а то вообще прикроют, если много буду варнякать.</text:p>
      <text:p text:style-name="P7">Так, несмотря на жёсткое противодействие женского начала и его приспешников, твой первый день рождения всё-таки стал неповторимым и единственным случаем, когда я попадал в вытрезвитель.</text:p>
      <text:p text:style-name="P7"/>
      <text:p text:style-name="P8">Развитие наших с Ирой отношений шло постепенно и совершенно предсказуемо.</text:p>
      <text:p text:style-name="P8">На первых порах, когда я приезжал после рабочей недели в Нежин и взволнованно нажимал кнопку звонка, Ира сразу <text:span text:style-name="T7">же </text:span>открывала мне дверь, я обнимал её в прихожей и мы целовались.</text:p>
      <text:p text:style-name="P8">Она даже смазывала глицерином мои запястья с потрескавшейся от мороза кожей.</text:p>
      <text:p text:style-name="P8">- Ну, какой же ты дурачок!- говорила она и мне было очень приятно, хотя и больно.</text:p>
      <text:p text:style-name="P8"/>
      <text:p text:style-name="P8">На следующем этапе мы перестали целоваться.</text:p>
      <text:p text:style-name="P8">Ещё позднее вместо объятий обходились <text:s/>дежурными:</text:p>
      <text:p text:style-name="P8">- Как ты?</text:p>
      <text:p text:style-name="P8">- Нормально.</text:p>
      <text:p text:style-name="P8">И это правильно — что-то же надо говорить.</text:p>
      <text:p text:style-name="P8"/>
      <text:p text:style-name="P8">Отношения на этом не остановились и дверь мне начали открывать её родители. </text:p>
      <text:p text:style-name="P8">Тесть, в основном.</text:p>
      <text:p text:style-name="P8">Иногда мне уже приходилось звонить в дверь дважды.</text:p>
      <text:p text:style-name="P8">В зимы, когда состояние кожи моих рук не вызывало интереса, я перестал их обмораживать. Опытнее стал должно быть, или кожа поняла, что глицерина ей всё равно не дождаться.</text:p>
      <text:p text:style-name="P8"/>
      <text:p text:style-name="P8"><text:soft-page-break/>При нашем последнем поцелуе в прихожей я сразу понял, что что-то не так. Отняв губы, Ира как-то по виноватому изогнула шею и от неё пахнýло пóтом лисицы. <text:s/></text:p>
      <text:p text:style-name="P8">Я никогда не нюхал лисьих самок, но моментально определил — лисою пахнет.</text:p>
      <text:p text:style-name="P8">Позднее в тот приезд она мне рассказала, что была дома одна, <text:span text:style-name="T10">в дверь позвонили и это оказался какой-то её одноклассник, он на кухне упал перед нею ниц, обнимал и целовал её колени, но она велела ему уйти и ничего не было.</text:span></text:p>
      <text:p text:style-name="P2">У меня, конечно, случился очередной приступ агонии, но я до онемения зажал зубами неправильно стучащее сердце и стал жить дальш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0:50:01.287484425</meta:creation-date>
    <dc:date>2017-03-03T10:50:05.847444775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4" meta:word-count="995" meta:character-count="6146" meta:non-whitespace-character-count="5184"/>
    <meta:generator>LibreOffice/4.3.3.2$Linux_x86 LibreOffice_project/430m0$Build-2</meta:generator>
  </office:meta>
</office:document-meta>
</file>